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022cm" fo:margin-left="0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3.687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72cm"/>
    </style:style>
    <style:style style:name="Table1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A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B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C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D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3" style:family="table-row">
      <style:table-row-properties style:min-row-height="1.363cm" style:use-optimal-row-height="false"/>
    </style:style>
    <style:style style:name="Table1.A3" style:family="table-cell">
      <style:table-cell-properties style:vertical-align="top" fo:padding="0.101cm" fo:border="none" fo:wrap-option="wrap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3.193cm"/>
    </style:style>
    <style:style style:name="Table2.D" style:family="table-column">
      <style:table-column-properties style:column-width="5.733cm"/>
    </style:style>
    <style:style style:name="Table2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2" style:family="table-row">
      <style:table-row-properties style:min-row-height="1.363cm" style:use-optimal-row-height="false"/>
    </style:style>
    <style:style style:name="Table2.A2" style:family="table-cell">
      <style:table-cell-properties style:vertical-align="top" fo:padding="0.101cm" fo:border="none" fo:wrap-option="wrap"/>
    </style:style>
    <style:style style:name="Table3" style:family="table">
      <style:table-properties style:width="17.022cm" fo:margin-left="0cm" table:align="left"/>
    </style:style>
    <style:style style:name="Table3.A" style:family="table-column">
      <style:table-column-properties style:column-width="3.498cm"/>
    </style:style>
    <style:style style:name="Table3.B" style:family="table-column">
      <style:table-column-properties style:column-width="4.616cm"/>
    </style:style>
    <style:style style:name="Table3.C" style:family="table-column">
      <style:table-column-properties style:column-width="3.175cm"/>
    </style:style>
    <style:style style:name="Table3.D" style:family="table-column">
      <style:table-column-properties style:column-width="5.733cm"/>
    </style:style>
    <style:style style:name="Table3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2" style:family="table-row">
      <style:table-row-properties style:min-row-height="1.363cm" style:use-optimal-row-height="false"/>
    </style:style>
    <style:style style:name="Table3.A2" style:family="table-cell">
      <style:table-cell-properties style:vertical-align="top" fo:padding="0.101cm" fo:border="none" fo:wrap-option="wrap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3.41cm"/>
    </style:style>
    <style:style style:name="Table4.B" style:family="table-column">
      <style:table-column-properties style:column-width="6.879cm"/>
    </style:style>
    <style:style style:name="Table4.C" style:family="table-column">
      <style:table-column-properties style:column-width="6.712cm"/>
    </style:style>
    <style:style style:name="Table4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A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3.41cm"/>
    </style:style>
    <style:style style:name="Table5.B" style:family="table-column">
      <style:table-column-properties style:column-width="4.881cm"/>
    </style:style>
    <style:style style:name="Table5.C" style:family="table-column">
      <style:table-column-properties style:column-width="3.822cm"/>
    </style:style>
    <style:style style:name="Table5.D" style:family="table-column">
      <style:table-column-properties style:column-width="4.891cm"/>
    </style:style>
    <style:style style:name="Table5.A1" style:family="table-cell">
      <style:table-cell-properties style:vertical-align="top" fo:padding="0.101cm" fo:border-left="none" fo:border-right="0.1pt solid #b2b2b2" fo:border-top="none" fo:border-bottom="none" fo:wrap-option="wrap"/>
    </style:style>
    <style:style style:name="Table5.A2" style:family="table-cell">
      <style:table-cell-properties style:vertical-align="top" fo:padding="0.101cm" fo:border="none" fo:wrap-option="wrap"/>
    </style:style>
    <style:style style:name="Table5.B2" style:family="table-cell">
      <style:table-cell-properties style:vertical-align="top" fo:padding="0.101cm" fo:border="none" fo:wrap-option="wrap"/>
    </style:style>
    <style:style style:name="Table5.C2" style:family="table-cell">
      <style:table-cell-properties style:vertical-align="top" fo:padding="0.101cm" fo:border="none" fo:wrap-option="wrap"/>
    </style:style>
    <style:style style:name="Table5.D2" style:family="table-cell">
      <style:table-cell-properties style:vertical-align="top" fo:padding="0.101cm" fo:border="none" fo:wrap-option="wrap"/>
    </style:style>
    <style:style style:name="Table6" style:family="table">
      <style:table-properties style:width="17.004cm" fo:margin-left="0cm" table:align="left"/>
    </style:style>
    <style:style style:name="Table6.A" style:family="table-column">
      <style:table-column-properties style:column-width="8.502cm"/>
    </style:style>
    <style:style style:name="Table6.A1" style:family="table-cell">
      <style:table-cell-properties style:vertical-align="top" fo:padding="0.101cm" fo:border="none" fo:wrap-option="wrap"/>
    </style:style>
    <style:style style:name="Table6.A2" style:family="table-cell">
      <style:table-cell-properties style:vertical-align="top" fo:padding="0.101cm" fo:border="none" fo:wrap-option="wrap"/>
    </style:style>
    <style:style style:name="Table6.B2" style:family="table-cell">
      <style:table-cell-properties style:vertical-align="top" fo:padding="0.101cm" fo:border="none" fo:wrap-option="wrap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56316d" fo:font-size="22pt" style:text-underline-style="none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2pt" style:letter-kerning="true" style:font-size-asian="12pt" style:font-size-complex="12pt"/>
    </style:style>
    <style:style style:name="P6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55308d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style:letter-kerning="tru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18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letter-kerning="true" style:font-size-asian="12pt" style:font-size-complex="12pt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>
      <style:text-properties text:display="none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</style:style>
    <style:style style:name="P27" style:family="paragraph" style:parent-style-name="Table_20_Contents" style:list-style-name="LS14">
      <style:paragraph-properties fo:text-align="start" style:justify-single-word="false"/>
    </style:style>
    <style:style style:name="P28" style:family="paragraph" style:parent-style-name="Table_20_Contents" style:list-style-name="LS14">
      <style:paragraph-properties fo:text-align="start" style:justify-single-word="false"/>
      <style:text-properties officeooo:paragraph-rsid="0000c24f"/>
    </style:style>
    <style:style style:name="P29" style:family="paragraph" style:parent-style-name="Table_20_Contents" style:list-style-name="LS14">
      <style:paragraph-properties fo:text-align="start" style:justify-single-word="false"/>
      <style:text-properties fo:font-size="12pt" officeooo:rsid="0000c24f" officeooo:paragraph-rsid="0000c24f" style:letter-kerning="true" style:font-size-asian="12pt" style:font-size-complex="12pt"/>
    </style:style>
    <style:style style:name="P30" style:family="paragraph" style:parent-style-name="Table_20_Contents" style:list-style-name="LS14">
      <style:paragraph-properties fo:text-align="start" style:justify-single-word="false"/>
      <style:text-properties fo:font-size="12pt" officeooo:paragraph-rsid="0000c24f" style:font-size-asian="12pt" style:font-size-complex="12pt"/>
    </style:style>
    <style:style style:name="P31" style:family="paragraph" style:parent-style-name="Table_20_Contents" style:list-style-name="LS14">
      <style:paragraph-properties fo:text-align="start" style:justify-single-word="false"/>
      <style:text-properties officeooo:rsid="0000c24f" officeooo:paragraph-rsid="0000c24f"/>
    </style:style>
    <style:style style:name="P32" style:family="paragraph" style:parent-style-name="Table_20_Contents" style:list-style-name="LS5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 style:list-style-name="LS8">
      <style:paragraph-properties fo:margin-top="0.101cm" fo:margin-bottom="0cm" loext:contextual-spacing="false" fo:text-align="start" style:justify-single-word="false"/>
    </style:style>
    <style:style style:name="P34" style:family="paragraph" style:parent-style-name="Table_20_Contents" style:list-style-name="LS7">
      <style:paragraph-properties fo:margin-top="0.101cm" fo:margin-bottom="0cm" loext:contextual-spacing="false" fo:text-align="start" style:justify-single-word="false"/>
    </style:style>
    <style:style style:name="P35" style:family="paragraph" style:parent-style-name="Table_20_Contents" style:list-style-name="LS9">
      <style:paragraph-properties fo:margin-top="0.101cm" fo:margin-bottom="0cm" loext:contextual-spacing="false" fo:text-align="start" style:justify-single-word="false"/>
    </style:style>
    <style:style style:name="P36" style:family="paragraph" style:parent-style-name="Table_20_Contents" style:list-style-name="LS10">
      <style:paragraph-properties fo:margin-top="0.101cm" fo:margin-bottom="0cm" loext:contextual-spacing="false" fo:text-align="start" style:justify-single-word="false"/>
    </style:style>
    <style:style style:name="P37" style:family="paragraph" style:parent-style-name="Table_20_Contents" style:list-style-name="LS8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8" style:family="paragraph" style:parent-style-name="Table_20_Contents" style:list-style-name="LS7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9" style:family="paragraph" style:parent-style-name="Table_20_Contents" style:list-style-name="LS9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0" style:family="paragraph" style:parent-style-name="Table_20_Contents" style:list-style-name="LS10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1" style:family="paragraph" style:parent-style-name="Table_20_Contents" style:list-style-name="LS7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2" style:family="paragraph" style:parent-style-name="Table_20_Contents" style:list-style-name="LS10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3" style:family="paragraph" style:parent-style-name="Table_20_Contents" style:list-style-name="LS9">
      <style:paragraph-properties fo:margin-top="0.101cm" fo:margin-bottom="0.101cm" loext:contextual-spacing="false" fo:text-align="start" style:justify-single-word="false"/>
      <style:text-properties fo:font-size="12pt" officeooo:rsid="0000f907" officeooo:paragraph-rsid="0000f907" style:letter-kerning="true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officeooo:paragraph-rsid="00031e59"/>
    </style:style>
    <style:style style:name="T1" style:family="text">
      <style:text-properties fo:color="#56316d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55308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55308d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e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ee" style:font-name="Liberation Serif" fo:font-size="14pt" fo:letter-spacing="normal" fo:font-style="normal" fo:font-weight="normal" fo:background-color="#ffffff" loext:char-shading-value="0" style:font-size-asian="14pt" style:font-style-asian="normal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11" style:family="text">
      <style:text-properties fo:font-size="12pt" style:letter-kerning="true" style:font-size-asian="12pt" style:font-size-complex="12pt"/>
    </style:style>
    <style:style style:name="T12" style:family="text">
      <style:text-properties fo:font-size="12pt" officeooo:rsid="00031e59" style:letter-kerning="true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>SIMON BLURTON</text:p>
      <text:p text:style-name="P4">FULL-STACK SOFTWARE DEVELOPER</text:p>
      <text:p text:style-name="P1"><text:span text:style-name="T1">Nationality: </text:span><text:span text:style-name="T2">British</text:span></text:p>
      <text:p text:style-name="P2"><text:span text:style-name="T3">Mobile:</text:span><text:span text:style-name="T5"> +447360631342</text:span></text:p>
      <text:p text:style-name="P2"><text:span text:style-name="T3">Email: </text:span><text:a xlink:type="simple" xlink:href="mailto:Sblurton@hotmail.co.uk" text:style-name="Internet_20_link" text:visited-style-name="Visited_20_Internet_20_Link"><text:span text:style-name="T6">Sblurton@hotmail.co.uk</text:span></text:a></text:p>
      <text:p text:style-name="P2"><text:span text:style-name="T3">GitHub:</text:span><text:span text:style-name="T5"> </text:span><text:a xlink:type="simple" xlink:href="https://github.com/sjblurton" text:style-name="Internet_20_link" text:visited-style-name="Visited_20_Internet_20_Link"><text:span text:style-name="T6">https://github.com/sjblurton</text:span></text:a></text:p>
      <text:p text:style-name="P2"><text:span text:style-name="T4">Linked-In:</text:span><text:span text:style-name="T8"> </text:span><text:a xlink:type="simple" xlink:href="http://www.linkedin.com/in/simon-blurton" text:style-name="Internet_20_link" text:visited-style-name="Visited_20_Internet_20_Link"><text:span text:style-name="T7">www.linkedin.com/in/simon-blurton</text:span></text:a></text:p>
      <text:p text:style-name="P3"/>
      <text:p text:style-name="P7">OBJECTIVE</text:p>
      <text:p text:style-name="P6">I've been teaching myself to program since March 2020 while still at work, using all the documentation online and just building apps for fun.</text:p>
      <text:p text:style-name="P6">My goals from this employment:</text:p>
      <text:list xml:id="list862215951" text:style-name="LS15">
        <text:list-item>
          <text:p text:style-name="P25">Work with peers to peer review my work and get my code cleaner.</text:p>
        </text:list-item>
        <text:list-item>
          <text:p text:style-name="P25">Testing more with cleaner testing.</text:p>
        </text:list-item>
        <text:list-item>
          <text:p text:style-name="P25">Working on big complex projects.</text:p>
        </text:list-item>
        <text:list-item>
          <text:p text:style-name="P25">Improve the planning stages of my code writing.</text:p>
        </text:list-item>
        <text:list-item>
          <text:p text:style-name="P26"><text:span text:style-name="T9">A deeper understanding of coding logic through hours of </text:span><text:span text:style-name="T14">practising</text:span><text:span text:style-name="T9"> full-time work.</text:span></text:p>
        </text:list-item>
      </text:list>
      <text:p text:style-name="P6"/>
      <text:p text:style-name="P8">RELEVANT EDUCATION</text:p>
      <text:list xml:id="list1856482863" text:style-name="LS5">
        <text:list-item>
          <text:p text:style-name="P32">NVQ levels 2 &amp; 3 IT and computing</text:p>
        </text:list-item>
        <text:list-item>
          <text:p text:style-name="P32">Key Skills level 3</text:p>
        </text:list-item>
      </text:list>
      <text:p text:style-name="P9"/>
      <text:p text:style-name="P22">WORK EXPERIEN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20830580368">
          <table:table-cell table:style-name="Table1.A1" office:value-type="string">
            <text:p text:style-name="P11">Date</text:p>
          </table:table-cell>
          <table:table-cell table:style-name="Table1.B1" office:value-type="string">
            <text:p text:style-name="P11">Title</text:p>
          </table:table-cell>
          <table:table-cell table:style-name="Table1.C1" office:value-type="string">
            <text:p text:style-name="P11">Company</text:p>
          </table:table-cell>
          <table:table-cell table:style-name="Table1.D1" office:value-type="string">
            <text:p text:style-name="P11">Location</text:p>
          </table:table-cell>
        </table:table-row>
        <table:table-row table:style-name="TableLine94320830061824">
          <table:table-cell table:style-name="Table1.A2" office:value-type="string">
            <text:p text:style-name="P12">Feb 2019 – Mar 2022</text:p>
          </table:table-cell>
          <table:table-cell table:style-name="Table1.B2" office:value-type="string">
            <text:p text:style-name="P10"><text:span text:style-name="T10">Mountain</text:span><text:span text:style-name="T15"> Guide</text:span></text:p>
          </table:table-cell>
          <table:table-cell table:style-name="Table1.C2" office:value-type="string">
            <text:p text:style-name="P12">Vertigo Rock Climbing</text:p>
          </table:table-cell>
          <table:table-cell table:style-name="Table1.D2" office:value-type="string">
            <text:p text:style-name="P12">San Cristóbal, Mexico</text:p>
          </table:table-cell>
        </table:table-row>
        <table:table-row table:style-name="Table1.3">
          <table:table-cell table:style-name="Table1.A3" table:number-columns-spanned="4" office:value-type="string">
            <text:p text:style-name="P44">I arrived in Mexico wanting to climb for six months. I stayed for three years. <text:span text:style-name="T12">Rock Climbing is a love of problem solving and understanding of the human animal.</text:span></text:p>
            <text:p text:style-name="P16">Responsible for:</text:p>
            <text:list xml:id="list95745014" text:style-name="LS8">
              <text:list-item>
                <text:p text:style-name="P33">Belaying.</text:p>
              </text:list-item>
              <text:list-item>
                <text:p text:style-name="P33">The general safety of myself and others.</text:p>
              </text:list-item>
              <text:list-item>
                <text:p text:style-name="P37">Working with people to help us understand how we can climb better.</text:p>
              </text:list-item>
              <text:list-item>
                <text:p text:style-name="P33">Route setting.</text:p>
              </text:list-item>
              <text:list-item>
                <text:p text:style-name="P33">Motivating climbers to achieve more than they thought possible.</text:p>
              </text:list-item>
            </text:list>
            <text:p text:style-name="P17">Achievements:</text:p>
            <text:list xml:id="list1994732270" text:style-name="LS7">
              <text:list-item>
                <text:p text:style-name="P34">Free climbing a 7a sport route pushing ten grades.</text:p>
              </text:list-item>
              <text:list-item>
                <text:p text:style-name="P34">An increase in my fitness.</text:p>
              </text:list-item>
              <text:list-item>
                <text:p text:style-name="P34">A better understanding of fear.</text:p>
              </text:list-item>
              <text:list-item>
                <text:p text:style-name="P34">I improved my Spanish from very basic to a good intermediate level.</text:p>
              </text:list-item>
              <text:list-item>
                <text:p text:style-name="P38">The word impossible is only for things outside the laws of physics.</text:p>
              </text:list-item>
              <text:list-item>
                <text:p text:style-name="P38">I have more empathy for people's feelings in their struggles.</text:p>
              </text:list-item>
              <text:list-item>
                <text:p text:style-name="P41">A better focus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20829996080">
          <table:table-cell table:style-name="Table2.A1" office:value-type="string">
            <text:p text:style-name="P10"><text:span text:style-name="T10">2018 </text:span><text:span text:style-name="T15">– 2021</text:span></text:p>
          </table:table-cell>
          <table:table-cell table:style-name="Table2.B1" office:value-type="string">
            <text:p text:style-name="P12">Chief Cook / Deckhand</text:p>
          </table:table-cell>
          <table:table-cell table:style-name="Table2.C1" office:value-type="string">
            <text:p text:style-name="P13">Sea Shepard</text:p>
          </table:table-cell>
          <table:table-cell table:style-name="Table2.D1" office:value-type="string">
            <text:p text:style-name="P12">Africa, Europe, the Americas</text:p>
          </table:table-cell>
        </table:table-row>
        <table:table-row table:style-name="Table2.2">
          <table:table-cell table:style-name="Table2.A2" table:number-columns-spanned="4" office:value-type="string">
            <text:p text:style-name="P18">Probably the work I've done that I'm the proudest of doing. I've done missions in Italy, Gabon, Liberia, and Peru.</text:p>
            <text:p text:style-name="P16"><text:span text:style-name="T11">My responsibilities</text:span>:</text:p>
            <text:list xml:id="list19" text:style-name="LS8">
              <text:list-item>
                <text:p text:style-name="P37">Provisioning for the ship for long times at sea.</text:p>
              </text:list-item>
              <text:list-item>
                <text:p text:style-name="P37">Menu planning, writing, and preparation.</text:p>
              </text:list-item>
              <text:list-item>
                <text:p text:style-name="P37">Cleaning, housekeeping, and organizing</text:p>
              </text:list-item>
              <text:list-item>
                <text:p text:style-name="P37">Woodwork, Metalwork, and ship maintenance</text:p>
              </text:list-item>
            </text:list>
            <text:p text:style-name="P16">Achievements:</text:p>
            <text:list xml:id="list3076120002" text:style-name="LS9">
              <text:list-item>
                <text:p text:style-name="P35"><text:span text:style-name="T11">We arrested many vessels illegally poaching in the seas off Africa and Peru</text:span>.</text:p>
              </text:list-item>
              <text:list-item>
                <text:p text:style-name="P39">Saved sea life caught in discarded fishing nets.</text:p>
              </text:list-item>
              <text:list-item>
                <text:p text:style-name="P43">Helped to make the world a little bit of a better place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20830168576">
          <table:table-cell table:style-name="Table3.A1" office:value-type="string">
            <text:p text:style-name="P10"><text:span text:style-name="T10">2007</text:span><text:span text:style-name="T15"> – </text:span><text:span text:style-name="T10">2018</text:span></text:p>
          </table:table-cell>
          <table:table-cell table:style-name="Table3.B1" office:value-type="string">
            <text:p text:style-name="P13">Head Chef</text:p>
          </table:table-cell>
          <table:table-cell table:style-name="Table3.C1" office:value-type="string">
            <text:p text:style-name="P13">Super Yachts</text:p>
          </table:table-cell>
          <table:table-cell table:style-name="Table3.D1" office:value-type="string">
            <text:p text:style-name="P12">Asia, Europe, the Americas</text:p>
          </table:table-cell>
        </table:table-row>
        <table:table-row table:style-name="Table3.2">
          <table:table-cell table:style-name="Table3.A2" table:number-columns-spanned="4" office:value-type="string">
            <text:p text:style-name="P19">Since 2007 I've worked in the South of Europe, South East Asia, the East Coast USA, and throughout the Caribbean Islands.</text:p>
            <text:p text:style-name="P16"><text:span text:style-name="T11">My responsibilities</text:span>:</text:p>
            <text:list xml:id="list26" text:style-name="LS8">
              <text:list-item>
                <text:p text:style-name="P37">Provisioning for all onboard.</text:p>
              </text:list-item>
              <text:list-item>
                <text:p text:style-name="P33"><text:span text:style-name="T11">Menu planning, writing, and preparation for </text:span>up to 30 people.</text:p>
              </text:list-item>
              <text:list-item>
                <text:p text:style-name="P37">Organizing with the team with all our different schedules and needs with the Boss.</text:p>
              </text:list-item>
            </text:list>
            <text:p text:style-name="P16">Achievements:</text:p>
            <text:list xml:id="list1770618382" text:style-name="LS10">
              <text:list-item>
                <text:p text:style-name="P36"><text:span text:style-name="T11">Working under extreme pressure</text:span>.</text:p>
              </text:list-item>
              <text:list-item>
                <text:p text:style-name="P40">Provisioning in different languages, cultures, and remote places.</text:p>
              </text:list-item>
              <text:list-item>
                <text:p text:style-name="P42">Coordinating with others as a team to work as one single unit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2">PROJECT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320830007232">
          <table:table-cell table:style-name="Table4.A1" office:value-type="string">
            <text:p text:style-name="P11">Name</text:p>
          </table:table-cell>
          <table:table-cell table:style-name="Table4.B1" office:value-type="string">
            <text:p text:style-name="P11">Repository</text:p>
          </table:table-cell>
          <table:table-cell table:style-name="Table4.C1" office:value-type="string">
            <text:p text:style-name="P11">Live Site</text:p>
          </table:table-cell>
        </table:table-row>
        <table:table-row table:style-name="TableLine94320830126304">
          <table:table-cell table:style-name="Table4.A2" office:value-type="string">
            <text:p text:style-name="P14">My Portfolio</text:p>
          </table:table-cell>
          <table:table-cell table:style-name="Table4.B2" office:value-type="string">
            <text:p text:style-name="P5"><text:a xlink:type="simple" xlink:href="https://github.com/sjblurton/portfolio" text:style-name="Internet_20_link" text:visited-style-name="Visited_20_Internet_20_Link"><text:span text:style-name="T11">https://github.com/sjblurton/portfolio</text:span></text:a></text:p>
          </table:table-cell>
          <table:table-cell table:style-name="Table4.C2" office:value-type="string">
            <text:p text:style-name="P5"><text:a xlink:type="simple" xlink:href="https://simon-blurton.netlify.app/" text:style-name="Internet_20_link" text:visited-style-name="Visited_20_Internet_20_Link"><text:span text:style-name="T11">https://simon-blurton.netlify.app/</text:span></text:a></text:p>
          </table:table-cell>
        </table:table-row>
        <table:table-row table:style-name="TableLine94320830127888">
          <table:table-cell table:style-name="Table4.A3" office:value-type="string">
            <text:p text:style-name="P14">V-CLIMB</text:p>
          </table:table-cell>
          <table:table-cell table:style-name="Table4.B3" office:value-type="string">
            <text:p text:style-name="P10"><text:a xlink:type="simple" xlink:href="https://github.com/sjblurton/v-climb-nextjs" text:style-name="Internet_20_link" text:visited-style-name="Visited_20_Internet_20_Link"><text:span text:style-name="T13">https://github.com/sjblurton/v-climb-nextjs</text:span></text:a></text:p>
          </table:table-cell>
          <table:table-cell table:style-name="Table4.C3" office:value-type="string">
            <text:p text:style-name="P10"><text:a xlink:type="simple" xlink:href="https://vclimb.vercel.app/" text:style-name="Internet_20_link" text:visited-style-name="Visited_20_Internet_20_Link">https://vclimb.vercel.app/</text:a></text:p>
          </table:table-cell>
        </table:table-row>
        <table:table-row table:style-name="TableLine94320830129744">
          <table:table-cell table:style-name="Table4.A4" office:value-type="string">
            <text:p text:style-name="P14">Big 6</text:p>
          </table:table-cell>
          <table:table-cell table:style-name="Table4.B4" office:value-type="string">
            <text:p text:style-name="P10"><text:a xlink:type="simple" xlink:href="https://github.com/sjblurton/Big-6-Next-js" text:style-name="Internet_20_link" text:visited-style-name="Visited_20_Internet_20_Link"><text:span text:style-name="T13">https://github.com/sjblurton/Big-6-Next-js</text:span></text:a></text:p>
          </table:table-cell>
          <table:table-cell table:style-name="Table4.C4" office:value-type="string">
            <text:p text:style-name="P10"><text:a xlink:type="simple" xlink:href="https://big-6-next-js.vercel.app/" text:style-name="Internet_20_link" text:visited-style-name="Visited_20_Internet_20_Link"><text:span text:style-name="T13">https://big-6-next-js.vercel.app/</text:span></text:a>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20830094576">
          <table:table-cell table:style-name="Table5.A1" table:number-columns-spanned="4" office:value-type="string">
            <text:p text:style-name="P15">SKILLS</text:p>
          </table:table-cell>
          <table:covered-table-cell/>
          <table:covered-table-cell/>
          <table:covered-table-cell/>
        </table:table-row>
        <table:table-row table:style-name="TableLine94320830097792">
          <table:table-cell table:style-name="Table5.A2" office:value-type="string">
            <text:list xml:id="list1506607341" text:style-name="LS14">
              <text:list-item>
                <text:p text:style-name="P27">Typescript</text:p>
              </text:list-item>
              <text:list-item>
                <text:p text:style-name="P27">HTML</text:p>
              </text:list-item>
              <text:list-item>
                <text:p text:style-name="P28">CSS</text:p>
              </text:list-item>
              <text:list-item>
                <text:p text:style-name="P29">React</text:p>
              </text:list-item>
            </text:list>
          </table:table-cell>
          <table:table-cell table:style-name="Table5.B2" office:value-type="string">
            <text:list xml:id="list36" text:style-name="LS14">
              <text:list-item>
                <text:p text:style-name="P27">Styled-Components</text:p>
              </text:list-item>
              <text:list-item>
                <text:p text:style-name="P30">SASS</text:p>
              </text:list-item>
              <text:list-item>
                <text:p text:style-name="P29">Tailwind</text:p>
              </text:list-item>
              <text:list-item>
                <text:p text:style-name="P30">Figma</text:p>
              </text:list-item>
            </text:list>
          </table:table-cell>
          <table:table-cell table:style-name="Table5.C2" office:value-type="string">
            <text:list xml:id="list40" text:style-name="LS14">
              <text:list-item>
                <text:p text:style-name="P31">Jest</text:p>
              </text:list-item>
              <text:list-item>
                <text:p text:style-name="P31">NodeJS</text:p>
              </text:list-item>
              <text:list-item>
                <text:p text:style-name="P30">Linux</text:p>
              </text:list-item>
              <text:list-item>
                <text:p text:style-name="P31">SVG</text:p>
              </text:list-item>
            </text:list>
          </table:table-cell>
          <table:table-cell table:style-name="Table5.D2" office:value-type="string">
            <text:list xml:id="list45" text:style-name="LS14">
              <text:list-item>
                <text:p text:style-name="P30">No SQL</text:p>
              </text:list-item>
              <text:list-item>
                <text:p text:style-name="P28">SQL</text:p>
              </text:list-item>
              <text:list-item>
                <text:p text:style-name="P30">Rest API</text:p>
              </text:list-item>
              <text:list-item>
                <text:p text:style-name="P30">Auth</text:p>
              </text:list-item>
            </text:list>
          </table:table-cell>
        </table:table-row>
      </table:table>
      <text:p text:style-name="P21"/>
      <table:table table:name="Table6" table:style-name="Table6">
        <table:table-column table:style-name="Table6.A" table:number-columns-repeated="2"/>
        <table:table-row table:style-name="TableLine94320830205008">
          <table:table-cell table:style-name="Table6.A1" table:number-columns-spanned="2" office:value-type="string">
            <text:p text:style-name="P15">INTERESTS</text:p>
          </table:table-cell>
          <table:covered-table-cell/>
        </table:table-row>
        <table:table-row table:style-name="TableLine94320830054448">
          <table:table-cell table:style-name="Table6.A2" office:value-type="string">
            <text:list xml:id="list49" text:style-name="LS14">
              <text:list-item>
                <text:p text:style-name="P27">Rock Climbing</text:p>
              </text:list-item>
              <text:list-item>
                <text:p text:style-name="P27">Machine Learning</text:p>
              </text:list-item>
              <text:list-item>
                <text:p text:style-name="P27">Cycling</text:p>
              </text:list-item>
            </text:list>
          </table:table-cell>
          <table:table-cell table:style-name="Table6.B2" office:value-type="string">
            <text:list xml:id="list52" text:style-name="LS14">
              <text:list-item>
                <text:p text:style-name="P27">Open Source</text:p>
              </text:list-item>
              <text:list-item>
                <text:p text:style-name="P27">Nature</text:p>
              </text:list-item>
              <text:list-item>
                <text:p text:style-name="P27">Callisthenic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Normal" style:family="paragraph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loext:contextual-spacing="false" fo:text-align="justify" style:justify-single-word="false" fo:hyphenation-ladder-count="no-limit" style:text-autospace="ideograph-alpha" style:writing-mode="lr-tb"/>
      <style:text-properties style:font-name="Batang" fo:font-family="Batang" style:font-family-generic="roman" style:font-pitch="variable" fo:font-size="12pt" fo:language="en" fo:country="US" style:letter-kerning="true" style:font-size-asian="12pt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706cm" fo:margin-right="0cm" fo:text-indent="0cm" style:auto-text-indent="false"/>
    </style:style>
    <style:style style:name="ParaAttribute14" style:family="paragraph">
      <style:paragraph-properties fo:margin-top="0cm" fo:margin-bottom="0cm" loext:contextual-spacing="false" fo:text-align="start" style:justify-single-word="false" fo:hyphenation-ladder-count="no-limit" style:text-autospace="ideograph-alpha" style:writing-mode="lr-tb">
        <style:tab-stops>
          <style:tab-stop style:position="1.244cm"/>
          <style:tab-stop style:position="8.096cm"/>
        </style:tab-stops>
      </style:paragraph-properties>
      <style:text-properties fo:font-size="12pt" style:letter-kerning="true" style:font-size-asian="12pt" style:font-size-complex="12pt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format="">
        <style:list-level-properties/>
      </text:list-level-style-number>
      <text:list-level-style-number text:level="2" text:style-name="List2Level1" style:num-format="">
        <style:list-level-properties/>
      </text:list-level-style-number>
      <text:list-level-style-number text:level="3" text:style-name="List2Level2" style:num-format="">
        <style:list-level-properties/>
      </text:list-level-style-number>
      <text:list-level-style-number text:level="4" text:style-name="List2Level3" style:num-format="">
        <style:list-level-properties/>
      </text:list-level-style-number>
      <text:list-level-style-number text:level="5" text:style-name="List2Level4" style:num-format="">
        <style:list-level-properties/>
      </text:list-level-style-number>
      <text:list-level-style-number text:level="6" text:style-name="List2Level5" style:num-format="">
        <style:list-level-properties/>
      </text:list-level-style-number>
      <text:list-level-style-number text:level="7" text:style-name="List2Level6" style:num-format="">
        <style:list-level-properties/>
      </text:list-level-style-number>
      <text:list-level-style-number text:level="8" text:style-name="List2Level7" style:num-format="">
        <style:list-level-properties/>
      </text:list-level-style-number>
      <text:list-level-style-number text:level="9" text:style-name="List2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format="">
        <style:list-level-properties/>
      </text:list-level-style-number>
      <text:list-level-style-number text:level="2" text:style-name="List3Level1" style:num-format="">
        <style:list-level-properties/>
      </text:list-level-style-number>
      <text:list-level-style-number text:level="3" text:style-name="List3Level2" style:num-format="">
        <style:list-level-properties/>
      </text:list-level-style-number>
      <text:list-level-style-number text:level="4" text:style-name="List3Level3" style:num-format="">
        <style:list-level-properties/>
      </text:list-level-style-number>
      <text:list-level-style-number text:level="5" text:style-name="List3Level4" style:num-format="">
        <style:list-level-properties/>
      </text:list-level-style-number>
      <text:list-level-style-number text:level="6" text:style-name="List3Level5" style:num-format="">
        <style:list-level-properties/>
      </text:list-level-style-number>
      <text:list-level-style-number text:level="7" text:style-name="List3Level6" style:num-format="">
        <style:list-level-properties/>
      </text:list-level-style-number>
      <text:list-level-style-number text:level="8" text:style-name="List3Level7" style:num-format="">
        <style:list-level-properties/>
      </text:list-level-style-number>
      <text:list-level-style-number text:level="9" text:style-name="List3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4Leve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4Leve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4Leve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4Leve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4Leve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4Leve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4Leve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4Leve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OpenSymbol"/>
      </text:list-level-style-bullet>
      <text:list-level-style-bullet text:level="2" text:style-name="List6Level1" text:bullet-char="◦">
        <style:list-level-properties text:list-level-position-and-space-mode="label-alignment">
          <style:list-level-label-alignment text:label-followed-by="listtab" fo:text-indent="-0.635cm" fo:margin-left="2.006cm"/>
        </style:list-level-properties>
        <style:text-properties style:font-name="OpenSymbol"/>
      </text:list-level-style-bullet>
      <text:list-level-style-bullet text:level="3" text:style-name="List6Level2" text:bullet-char="▪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OpenSymbol"/>
      </text:list-level-style-bullet>
      <text:list-level-style-bullet text:level="4" text:style-name="List6Level3" text:bullet-char="•">
        <style:list-level-properties text:list-level-position-and-space-mode="label-alignment">
          <style:list-level-label-alignment text:label-followed-by="listtab" fo:text-indent="-0.635cm" fo:margin-left="3.276cm"/>
        </style:list-level-properties>
        <style:text-properties style:font-name="OpenSymbol"/>
      </text:list-level-style-bullet>
      <text:list-level-style-bullet text:level="5" text:style-name="List6Level4" text:bullet-char="◦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OpenSymbol"/>
      </text:list-level-style-bullet>
      <text:list-level-style-bullet text:level="6" text:style-name="List6Level5" text:bullet-char="▪">
        <style:list-level-properties text:list-level-position-and-space-mode="label-alignment">
          <style:list-level-label-alignment text:label-followed-by="listtab" fo:text-indent="-0.635cm" fo:margin-left="4.546cm"/>
        </style:list-level-properties>
        <style:text-properties style:font-name="OpenSymbol"/>
      </text:list-level-style-bullet>
      <text:list-level-style-bullet text:level="7" text:style-name="List6Level6" text:bullet-char="•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OpenSymbol"/>
      </text:list-level-style-bullet>
      <text:list-level-style-bullet text:level="8" text:style-name="List6Level7" text:bullet-char="◦">
        <style:list-level-properties text:list-level-position-and-space-mode="label-alignment">
          <style:list-level-label-alignment text:label-followed-by="listtab" fo:text-indent="-0.635cm" fo:margin-left="5.816cm"/>
        </style:list-level-properties>
        <style:text-properties style:font-name="OpenSymbol"/>
      </text:list-level-style-bullet>
      <text:list-level-style-bullet text:level="9" text:style-name="List6Level8" text:bullet-char="▪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7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7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7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7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7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7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7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7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8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8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8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8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8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8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8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8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9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9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9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9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9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9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9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9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0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0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0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0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0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0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0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0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1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1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1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1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1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1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1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1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2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2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2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2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2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2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2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2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3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3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3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3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3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3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3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3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4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4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4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4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4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4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4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4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creation-date>2022-01-10T08:15:59</meta:creation-date>
    <dc:date>2022-04-20T14:12:57.306216349</dc:date>
    <meta:editing-cycles>15</meta:editing-cycles>
    <meta:editing-duration>PT1H1M12S</meta:editing-duration>
    <meta:document-statistic meta:table-count="6" meta:image-count="0" meta:object-count="0" meta:page-count="2" meta:paragraph-count="106" meta:word-count="515" meta:character-count="3118" meta:non-whitespace-character-count="2760"/>
  </office:meta>
</office:document-meta>
</file>